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6cm"/>
    </style:style>
    <style:style style:name="co2" style:family="table-column">
      <style:table-column-properties fo:break-before="auto" style:column-width="1.36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order-bottom="none" fo:border-left="0.002cm solid #000000" fo:border-right="none" fo:border-top="none"/>
    </style:style>
    <style:style style:name="ce3" style:family="table-cell" style:parent-style-name="Default" style:data-style-name="N2">
      <style:table-cell-properties fo:border-bottom="none" fo:border-left="none" fo:border-right="0.002cm solid #000000" fo:border-top="none"/>
    </style:style>
  </office:automatic-styles>
  <office:body>
    <office:spreadsheet>
      <table:table table:name="Berechnung dCS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2" table:default-cell-style-name="ce1"/>
        <table:table-row table:style-name="ro1">
          <table:table-cell office:value-type="string">
            <text:p>C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Alpha</text:p>
          </table:table-cell>
          <table:table-cell office:value-type="string">
            <text:p>Theta</text:p>
          </table:table-cell>
          <table:table-cell office:value-type="string">
            <text:p>beta</text:p>
          </table:table-cell>
          <table:table-cell office:value-type="string">
            <text:p>dC</text:p>
          </table:table-cell>
          <table:table-cell office:value-type="string">
            <text:p>dS</text:p>
          </table:table-cell>
          <table:table-cell office:value-type="string">
            <text:p>zz</text:p>
          </table:table-cell>
          <table:table-cell office:value-type="string">
            <text:p>dCS</text:p>
          </table:table-cell>
        </table:table-row>
        <table:table-row table:style-name="ro1">
          <table:table-cell office:value-type="string">
            <text:p>27.10</text:p>
          </table:table-cell>
          <table:table-cell office:value-type="string">
            <text:p>-8.20</text:p>
          </table:table-cell>
          <table:table-cell office:value-type="string">
            <text:p>-29.70</text:p>
          </table:table-cell>
          <table:table-cell office:value-type="string">
            <text:p>28.00</text:p>
          </table:table-cell>
          <table:table-cell office:value-type="string">
            <text:p>-15.70</text:p>
          </table:table-cell>
          <table:table-cell office:value-type="string">
            <text:p>135.80</text:p>
          </table:table-cell>
          <table:table-cell office:value-type="string">
            <text:p>40.60</text:p>
          </table:table-cell>
          <table:table-cell office:value-type="string">
            <text:p>33.00</text:p>
          </table:table-cell>
          <table:table-cell office:value-type="string">
            <text:p>20.00</text:p>
          </table:table-cell>
          <table:table-cell office:value-type="string">
            <text:p>11.40</text:p>
          </table:table-cell>
          <table:table-cell office:value-type="string">
            <text:p>38.59</text:p>
          </table:table-cell>
        </table:table-row>
        <table:table-row table:style-name="ro1">
          <table:table-cell office:value-type="string">
            <text:p>25.50</text:p>
          </table:table-cell>
          <table:table-cell office:value-type="string">
            <text:p>-17.30</text:p>
          </table:table-cell>
          <table:table-cell office:value-type="string">
            <text:p>-29.70</text:p>
          </table:table-cell>
          <table:table-cell office:value-type="string">
            <text:p>29.70</text:p>
          </table:table-cell>
          <table:table-cell office:value-type="string">
            <text:p>-33.10</text:p>
          </table:table-cell>
          <table:table-cell office:value-type="string">
            <text:p>134.10</text:p>
          </table:table-cell>
          <table:table-cell office:value-type="string">
            <text:p>41.70</text:p>
          </table:table-cell>
          <table:table-cell office:value-type="string">
            <text:p>6.00</text:p>
          </table:table-cell>
          <table:table-cell office:value-type="string">
            <text:p>8.00</text:p>
          </table:table-cell>
          <table:table-cell office:value-type="string">
            <text:p>24.40</text:p>
          </table:table-cell>
          <table:table-cell office:value-type="string">
            <text:p>10.00</text:p>
          </table:table-cell>
        </table:table-row>
        <table:table-row table:style-name="ro1">
          <table:table-cell office:value-type="string">
            <text:p>22.00</text:p>
          </table:table-cell>
          <table:table-cell office:value-type="string">
            <text:p>-17.30</text:p>
          </table:table-cell>
          <table:table-cell office:value-type="string">
            <text:p>-29.70</text:p>
          </table:table-cell>
          <table:table-cell office:value-type="string">
            <text:p>27.00</text:p>
          </table:table-cell>
          <table:table-cell office:value-type="string">
            <text:p>-37.60</text:p>
          </table:table-cell>
          <table:table-cell office:value-type="string">
            <text:p>136.80</text:p>
          </table:table-cell>
          <table:table-cell office:value-type="string">
            <text:p>40.00</text:p>
          </table:table-cell>
          <table:table-cell office:value-type="string">
            <text:p>1.00</text:p>
          </table:table-cell>
          <table:table-cell office:value-type="string">
            <text:p>8.59</text:p>
          </table:table-cell>
          <table:table-cell office:value-type="string">
            <text:p>29.30</text:p>
          </table:table-cell>
          <table:table-cell office:value-type="string">
            <text:p>8.65</text:p>
          </table:table-cell>
        </table:table-row>
        <table:table-row table:style-name="ro1">
          <table:table-cell office:value-type="string">
            <text:p>21.50</text:p>
          </table:table-cell>
          <table:table-cell office:value-type="string">
            <text:p>-16.50</text:p>
          </table:table-cell>
          <table:table-cell office:value-type="string">
            <text:p>-29.70</text:p>
          </table:table-cell>
          <table:table-cell office:value-type="string">
            <text:p>26.20</text:p>
          </table:table-cell>
          <table:table-cell office:value-type="string">
            <text:p>-36.90</text:p>
          </table:table-cell>
          <table:table-cell office:value-type="string">
            <text:p>137.70</text:p>
          </table:table-cell>
          <table:table-cell office:value-type="string">
            <text:p>39.40</text:p>
          </table:table-cell>
          <table:table-cell office:value-type="string">
            <text:p>0.00</text:p>
          </table:table-cell>
          <table:table-cell office:value-type="string">
            <text:p>7.00</text:p>
          </table:table-cell>
          <table:table-cell office:value-type="string">
            <text:p>28.50</text:p>
          </table:table-cell>
          <table:table-cell office:value-type="string">
            <text:p>7.00</text:p>
          </table:table-cell>
        </table:table-row>
        <table:table-row table:style-name="ro1">
          <table:table-cell office:value-type="string">
            <text:p>22.00</text:p>
          </table:table-cell>
          <table:table-cell office:value-type="string">
            <text:p>-16.00</text:p>
          </table:table-cell>
          <table:table-cell office:value-type="string">
            <text:p>-29.70</text:p>
          </table:table-cell>
          <table:table-cell office:value-type="string">
            <text:p>25.60</text:p>
          </table:table-cell>
          <table:table-cell office:value-type="string">
            <text:p>-36.80</text:p>
          </table:table-cell>
          <table:table-cell office:value-type="string">
            <text:p>138.40</text:p>
          </table:table-cell>
          <table:table-cell office:value-type="string">
            <text:p>39.00</text:p>
          </table:table-cell>
          <table:table-cell office:value-type="string">
            <text:p>0.00</text:p>
          </table:table-cell>
          <table:table-cell office:value-type="string">
            <text:p>7.00</text:p>
          </table:table-cell>
          <table:table-cell office:value-type="string">
            <text:p>29.20</text:p>
          </table:table-cell>
          <table:table-cell office:value-type="string">
            <text:p>7.00</text:p>
          </table:table-cell>
        </table:table-row>
        <table:table-row table:style-name="ro1">
          <table:table-cell office:value-type="string">
            <text:p>21.50</text:p>
          </table:table-cell>
          <table:table-cell office:value-type="string">
            <text:p>-16.00</text:p>
          </table:table-cell>
          <table:table-cell office:value-type="string">
            <text:p>-29.70</text:p>
          </table:table-cell>
          <table:table-cell office:value-type="string">
            <text:p>26.00</text:p>
          </table:table-cell>
          <table:table-cell office:value-type="string">
            <text:p>-36.10</text:p>
          </table:table-cell>
          <table:table-cell office:value-type="string">
            <text:p>138.00</text:p>
          </table:table-cell>
          <table:table-cell office:value-type="string">
            <text:p>39.30</text:p>
          </table:table-cell>
          <table:table-cell office:value-type="string">
            <text:p>0.00</text:p>
          </table:table-cell>
          <table:table-cell office:value-type="string">
            <text:p>6.80</text:p>
          </table:table-cell>
          <table:table-cell office:value-type="string">
            <text:p>28.50</text:p>
          </table:table-cell>
          <table:table-cell office:value-type="string">
            <text:p>6.80</text:p>
          </table:table-cell>
        </table:table-row>
        <table:table-row table:style-name="ro1">
          <table:table-cell office:value-type="string">
            <text:p>14.00</text:p>
          </table:table-cell>
          <table:table-cell office:value-type="string">
            <text:p>-10.00</text:p>
          </table:table-cell>
          <table:table-cell office:value-type="string">
            <text:p>-29.70</text:p>
          </table:table-cell>
          <table:table-cell office:value-type="string">
            <text:p>17.00</text:p>
          </table:table-cell>
          <table:table-cell office:value-type="string">
            <text:p>-35.30</text:p>
          </table:table-cell>
          <table:table-cell office:value-type="string">
            <text:p>149.00</text:p>
          </table:table-cell>
          <table:table-cell office:value-type="string">
            <text:p>34.10</text:p>
          </table:table-cell>
          <table:table-cell office:value-type="string">
            <text:p>0.00</text:p>
          </table:table-cell>
          <table:table-cell office:value-type="string">
            <text:p>16.60</text:p>
          </table:table-cell>
          <table:table-cell office:value-type="string">
            <text:p>31.30</text:p>
          </table:table-cell>
          <table:table-cell office:value-type="string">
            <text:p>16.60</text:p>
          </table:table-cell>
        </table:table-row>
        <table:table-row table:style-name="ro1">
          <table:table-cell office:value-type="string">
            <text:p>21.00</text:p>
          </table:table-cell>
          <table:table-cell office:value-type="string">
            <text:p>-16.50</text:p>
          </table:table-cell>
          <table:table-cell office:value-type="string">
            <text:p>-29.70</text:p>
          </table:table-cell>
          <table:table-cell office:value-type="string">
            <text:p>25.90</text:p>
          </table:table-cell>
          <table:table-cell office:value-type="string">
            <text:p>-37.70</text:p>
          </table:table-cell>
          <table:table-cell office:value-type="string">
            <text:p>138.10</text:p>
          </table:table-cell>
          <table:table-cell office:value-type="string">
            <text:p>39.20</text:p>
          </table:table-cell>
          <table:table-cell office:value-type="string">
            <text:p>-1.70</text:p>
          </table:table-cell>
          <table:table-cell office:value-type="string">
            <text:p>6.50</text:p>
          </table:table-cell>
          <table:table-cell office:value-type="string">
            <text:p>29.90</text:p>
          </table:table-cell>
          <table:table-cell office:value-type="string">
            <text:p>6.72</text:p>
          </table:table-cell>
        </table:table-row>
        <table:table-row table:style-name="ro1">
          <table:table-cell office:value-type="string">
            <text:p>21.00</text:p>
          </table:table-cell>
          <table:table-cell office:value-type="string">
            <text:p>-17.00</text:p>
          </table:table-cell>
          <table:table-cell office:value-type="string">
            <text:p>-29.70</text:p>
          </table:table-cell>
          <table:table-cell office:value-type="string">
            <text:p>26.10</text:p>
          </table:table-cell>
          <table:table-cell office:value-type="string">
            <text:p>-38.50</text:p>
          </table:table-cell>
          <table:table-cell office:value-type="string">
            <text:p>137.80</text:p>
          </table:table-cell>
          <table:table-cell office:value-type="string">
            <text:p>39.40</text:p>
          </table:table-cell>
          <table:table-cell office:value-type="string">
            <text:p>-2.97</text:p>
          </table:table-cell>
          <table:table-cell office:value-type="string">
            <text:p>6.43</text:p>
          </table:table-cell>
          <table:table-cell office:value-type="string">
            <text:p>30.50</text:p>
          </table:table-cell>
          <table:table-cell office:value-type="string">
            <text:p>7.08</text:p>
          </table:table-cell>
        </table:table-row>
        <table:table-row table:style-name="ro1">
          <table:table-cell office:value-type="string">
            <text:p>21.00</text:p>
          </table:table-cell>
          <table:table-cell office:value-type="string">
            <text:p>-17.30</text:p>
          </table:table-cell>
          <table:table-cell office:value-type="string">
            <text:p>-29.70</text:p>
          </table:table-cell>
          <table:table-cell office:value-type="string">
            <text:p>26.30</text:p>
          </table:table-cell>
          <table:table-cell office:value-type="string">
            <text:p>-39.10</text:p>
          </table:table-cell>
          <table:table-cell office:value-type="string">
            <text:p>137.60</text:p>
          </table:table-cell>
          <table:table-cell office:value-type="string">
            <text:p>39.50</text:p>
          </table:table-cell>
          <table:table-cell office:value-type="string">
            <text:p>-4.00</text:p>
          </table:table-cell>
          <table:table-cell office:value-type="string">
            <text:p>5.00</text:p>
          </table:table-cell>
          <table:table-cell office:value-type="string">
            <text:p>31.00</text:p>
          </table:table-cell>
          <table:table-cell office:value-type="string">
            <text:p>6.40</text:p>
          </table:table-cell>
        </table:table-row>
        <table:table-row table:style-name="ro1">
          <table:table-cell office:value-type="string">
            <text:p>21.00</text:p>
          </table:table-cell>
          <table:table-cell office:value-type="string">
            <text:p>-16.00</text:p>
          </table:table-cell>
          <table:table-cell office:value-type="string">
            <text:p>-29.70</text:p>
          </table:table-cell>
          <table:table-cell office:value-type="string">
            <text:p>25.60</text:p>
          </table:table-cell>
          <table:table-cell office:value-type="string">
            <text:p>-36.80</text:p>
          </table:table-cell>
          <table:table-cell office:value-type="string">
            <text:p>138.40</text:p>
          </table:table-cell>
          <table:table-cell office:value-type="string">
            <text:p>39.00</text:p>
          </table:table-cell>
          <table:table-cell office:value-type="string">
            <text:p>0.00</text:p>
          </table:table-cell>
          <table:table-cell office:value-type="string">
            <text:p>6.00</text:p>
          </table:table-cell>
          <table:table-cell office:value-type="string">
            <text:p>29.20</text:p>
          </table:table-cell>
          <table:table-cell office:value-type="string">
            <text:p>6.00</text:p>
          </table:table-cell>
        </table:table-row>
        <table:table-row table:style-name="ro1">
          <table:table-cell office:value-type="string">
            <text:p>21.00</text:p>
          </table:table-cell>
          <table:table-cell office:value-type="string">
            <text:p>-20.90</text:p>
          </table:table-cell>
          <table:table-cell office:value-type="string">
            <text:p>-29.70</text:p>
          </table:table-cell>
          <table:table-cell office:value-type="string">
            <text:p>28.40</text:p>
          </table:table-cell>
          <table:table-cell office:value-type="string">
            <text:p>-44.90</text:p>
          </table:table-cell>
          <table:table-cell office:value-type="string">
            <text:p>135.30</text:p>
          </table:table-cell>
          <table:table-cell office:value-type="string">
            <text:p>40.90</text:p>
          </table:table-cell>
          <table:table-cell office:value-type="string">
            <text:p>-11.20</text:p>
          </table:table-cell>
          <table:table-cell office:value-type="string">
            <text:p>1.29</text:p>
          </table:table-cell>
          <table:table-cell office:value-type="string">
            <text:p>35.30</text:p>
          </table:table-cell>
          <table:table-cell office:value-type="string">
            <text:p>11.27</text:p>
          </table:table-cell>
        </table:table-row>
        <table:table-row table:style-name="ro1">
          <table:table-cell office:value-type="string">
            <text:p>21.00</text:p>
          </table:table-cell>
          <table:table-cell office:value-type="string">
            <text:p>-18.90</text:p>
          </table:table-cell>
          <table:table-cell office:value-type="string">
            <text:p>-29.70</text:p>
          </table:table-cell>
          <table:table-cell office:value-type="string">
            <text:p>27.20</text:p>
          </table:table-cell>
          <table:table-cell office:value-type="string">
            <text:p>-41.70</text:p>
          </table:table-cell>
          <table:table-cell office:value-type="string">
            <text:p>136.60</text:p>
          </table:table-cell>
          <table:table-cell office:value-type="string">
            <text:p>40.10</text:p>
          </table:table-cell>
          <table:table-cell office:value-type="string">
            <text:p>-6.75</text:p>
          </table:table-cell>
          <table:table-cell office:value-type="string">
            <text:p>10.80</text:p>
          </table:table-cell>
          <table:table-cell office:value-type="string">
            <text:p>32.90</text:p>
          </table:table-cell>
          <table:table-cell office:value-type="string">
            <text:p>12.74</text:p>
          </table:table-cell>
        </table:table-row>
        <table:table-row table:style-name="ro1">
          <table:table-cell office:value-type="string">
            <text:p>21.00</text:p>
          </table:table-cell>
          <table:table-cell office:value-type="string">
            <text:p>-20.00</text:p>
          </table:table-cell>
          <table:table-cell office:value-type="string">
            <text:p>-29.70</text:p>
          </table:table-cell>
          <table:table-cell office:value-type="string">
            <text:p>27.90</text:p>
          </table:table-cell>
          <table:table-cell office:value-type="string">
            <text:p>-43.50</text:p>
          </table:table-cell>
          <table:table-cell office:value-type="string">
            <text:p>135.90</text:p>
          </table:table-cell>
          <table:table-cell office:value-type="string">
            <text:p>40.50</text:p>
          </table:table-cell>
          <table:table-cell office:value-type="string">
            <text:p>-9.10</text:p>
          </table:table-cell>
          <table:table-cell office:value-type="string">
            <text:p>3.50</text:p>
          </table:table-cell>
          <table:table-cell office:value-type="string">
            <text:p>34.30</text:p>
          </table:table-cell>
          <table:table-cell office:value-type="string">
            <text:p>9.75</text:p>
          </table:table-cell>
        </table:table-row>
        <table:table-row table:style-name="ro1">
          <table:table-cell office:value-type="string">
            <text:p>22.00</text:p>
          </table:table-cell>
          <table:table-cell office:value-type="string">
            <text:p>-22.00</text:p>
          </table:table-cell>
          <table:table-cell office:value-type="string">
            <text:p>-29.70</text:p>
          </table:table-cell>
          <table:table-cell office:value-type="string">
            <text:p>29.70</text:p>
          </table:table-cell>
          <table:table-cell office:value-type="string">
            <text:p>-45.00</text:p>
          </table:table-cell>
          <table:table-cell office:value-type="string">
            <text:p>134.00</text:p>
          </table:table-cell>
          <table:table-cell office:value-type="string">
            <text:p>41.80</text:p>
          </table:table-cell>
          <table:table-cell office:value-type="string">
            <text:p>-11.60</text:p>
          </table:table-cell>
          <table:table-cell office:value-type="string">
            <text:p>0.00</text:p>
          </table:table-cell>
          <table:table-cell office:value-type="string">
            <text:p>34.80</text:p>
          </table:table-cell>
          <table:table-cell office:value-type="string">
            <text:p>11.60</text:p>
          </table:table-cell>
        </table:table-row>
        <table:table-row table:style-name="ro1">
          <table:table-cell office:value-type="string">
            <text:p>20.00</text:p>
          </table:table-cell>
          <table:table-cell office:value-type="string">
            <text:p>-20.00</text:p>
          </table:table-cell>
          <table:table-cell office:value-type="string">
            <text:p>-29.70</text:p>
          </table:table-cell>
          <table:table-cell office:value-type="string">
            <text:p>27.20</text:p>
          </table:table-cell>
          <table:table-cell office:value-type="string">
            <text:p>-45.00</text:p>
          </table:table-cell>
          <table:table-cell office:value-type="string">
            <text:p>136.60</text:p>
          </table:table-cell>
          <table:table-cell office:value-type="string">
            <text:p>40.10</text:p>
          </table:table-cell>
          <table:table-cell office:value-type="string">
            <text:p>-11.80</text:p>
          </table:table-cell>
          <table:table-cell office:value-type="string">
            <text:p>0.00</text:p>
          </table:table-cell>
          <table:table-cell office:value-type="string">
            <text:p>36.00</text:p>
          </table:table-cell>
          <table:table-cell office:value-type="string">
            <text:p>11.80</text:p>
          </table:table-cell>
        </table:table-row>
        <table:table-row table:style-name="ro1">
          <table:table-cell office:value-type="string">
            <text:p>21.00</text:p>
          </table:table-cell>
          <table:table-cell office:value-type="string">
            <text:p>-22.40</text:p>
          </table:table-cell>
          <table:table-cell office:value-type="string">
            <text:p>-29.70</text:p>
          </table:table-cell>
          <table:table-cell office:value-type="string">
            <text:p>29.40</text:p>
          </table:table-cell>
          <table:table-cell office:value-type="string">
            <text:p>-47.00</text:p>
          </table:table-cell>
          <table:table-cell office:value-type="string">
            <text:p>134.30</text:p>
          </table:table-cell>
          <table:table-cell office:value-type="string">
            <text:p>41.50</text:p>
          </table:table-cell>
          <table:table-cell office:value-type="string">
            <text:p>-12.60</text:p>
          </table:table-cell>
          <table:table-cell office:value-type="string">
            <text:p>0.00</text:p>
          </table:table-cell>
          <table:table-cell office:value-type="string">
            <text:p>36.90</text:p>
          </table:table-cell>
          <table:table-cell office:value-type="string">
            <text:p>12.60</text:p>
          </table:table-cell>
        </table:table-row>
        <table:table-row table:style-name="ro1">
          <table:table-cell office:value-type="string">
            <text:p>20.00</text:p>
          </table:table-cell>
          <table:table-cell office:value-type="string">
            <text:p>-24.00</text:p>
          </table:table-cell>
          <table:table-cell office:value-type="string">
            <text:p>-29.70</text:p>
          </table:table-cell>
          <table:table-cell office:value-type="string">
            <text:p>29.90</text:p>
          </table:table-cell>
          <table:table-cell office:value-type="string">
            <text:p>-50.70</text:p>
          </table:table-cell>
          <table:table-cell office:value-type="string">
            <text:p>133.80</text:p>
          </table:table-cell>
          <table:table-cell office:value-type="string">
            <text:p>41.90</text:p>
          </table:table-cell>
          <table:table-cell office:value-type="string">
            <text:p>-16.60</text:p>
          </table:table-cell>
          <table:table-cell office:value-type="string">
            <text:p>0.00</text:p>
          </table:table-cell>
          <table:table-cell office:value-type="string">
            <text:p>40.20</text:p>
          </table:table-cell>
          <table:table-cell office:value-type="string">
            <text:p>16.60</text:p>
          </table:table-cell>
        </table:table-row>
        <table:table-row table:style-name="ro1">
          <table:table-cell office:value-type="string">
            <text:p>15.50</text:p>
          </table:table-cell>
          <table:table-cell office:value-type="string">
            <text:p>-17.20</text:p>
          </table:table-cell>
          <table:table-cell office:value-type="string">
            <text:p>-29.70</text:p>
          </table:table-cell>
          <table:table-cell office:value-type="string">
            <text:p>22.60</text:p>
          </table:table-cell>
          <table:table-cell office:value-type="string">
            <text:p>-48.10</text:p>
          </table:table-cell>
          <table:table-cell office:value-type="string">
            <text:p>142.10</text:p>
          </table:table-cell>
          <table:table-cell office:value-type="string">
            <text:p>37.10</text:p>
          </table:table-cell>
          <table:table-cell office:value-type="string">
            <text:p>-17.00</text:p>
          </table:table-cell>
          <table:table-cell office:value-type="string">
            <text:p>2.00</text:p>
          </table:table-cell>
          <table:table-cell office:value-type="string">
            <text:p>41.30</text:p>
          </table:table-cell>
          <table:table-cell office:value-type="string">
            <text:p>17.12</text:p>
          </table:table-cell>
        </table:table-row>
        <table:table-row table:style-name="ro1">
          <table:table-cell office:value-type="string">
            <text:p>25.50</text:p>
          </table:table-cell>
          <table:table-cell office:value-type="string">
            <text:p>-17.30</text:p>
          </table:table-cell>
          <table:table-cell office:value-type="string">
            <text:p>-29.70</text:p>
          </table:table-cell>
          <table:table-cell office:value-type="string">
            <text:p>29.70</text:p>
          </table:table-cell>
          <table:table-cell office:value-type="string">
            <text:p>-33.10</text:p>
          </table:table-cell>
          <table:table-cell office:value-type="string">
            <text:p>134.10</text:p>
          </table:table-cell>
          <table:table-cell office:value-type="string">
            <text:p>41.70</text:p>
          </table:table-cell>
          <table:table-cell office:value-type="string">
            <text:p>6.00</text:p>
          </table:table-cell>
          <table:table-cell office:value-type="string">
            <text:p>8.00</text:p>
          </table:table-cell>
          <table:table-cell office:value-type="string">
            <text:p>24.40</text:p>
          </table:table-cell>
          <table:table-cell office:value-type="string">
            <text:p>10.00</text:p>
          </table:table-cell>
        </table:table-row>
        <table:table-row table:style-name="ro1">
          <table:table-cell office:value-type="string">
            <text:p>25.20</text:p>
          </table:table-cell>
          <table:table-cell office:value-type="string">
            <text:p>-16.90</text:p>
          </table:table-cell>
          <table:table-cell office:value-type="string">
            <text:p>-29.70</text:p>
          </table:table-cell>
          <table:table-cell office:value-type="string">
            <text:p>29.30</text:p>
          </table:table-cell>
          <table:table-cell office:value-type="string">
            <text:p>-32.80</text:p>
          </table:table-cell>
          <table:table-cell office:value-type="string">
            <text:p>134.50</text:p>
          </table:table-cell>
          <table:table-cell office:value-type="string">
            <text:p>41.50</text:p>
          </table:table-cell>
          <table:table-cell office:value-type="string">
            <text:p>6.50</text:p>
          </table:table-cell>
          <table:table-cell office:value-type="string">
            <text:p>8.50</text:p>
          </table:table-cell>
          <table:table-cell office:value-type="string">
            <text:p>24.30</text:p>
          </table:table-cell>
          <table:table-cell office:value-type="string">
            <text:p>10.70</text:p>
          </table:table-cell>
        </table:table-row>
        <table:table-row table:style-name="ro1">
          <table:table-cell office:value-type="string">
            <text:p>25.20</text:p>
          </table:table-cell>
          <table:table-cell office:value-type="string">
            <text:p>-17.70</text:p>
          </table:table-cell>
          <table:table-cell office:value-type="string">
            <text:p>-29.70</text:p>
          </table:table-cell>
          <table:table-cell office:value-type="string">
            <text:p>29.60</text:p>
          </table:table-cell>
          <table:table-cell office:value-type="string">
            <text:p>-34.10</text:p>
          </table:table-cell>
          <table:table-cell office:value-type="string">
            <text:p>134.10</text:p>
          </table:table-cell>
          <table:table-cell office:value-type="string">
            <text:p>41.70</text:p>
          </table:table-cell>
          <table:table-cell office:value-type="string">
            <text:p>5.00</text:p>
          </table:table-cell>
          <table:table-cell office:value-type="string">
            <text:p>7.70</text:p>
          </table:table-cell>
          <table:table-cell office:value-type="string">
            <text:p>25.20</text:p>
          </table:table-cell>
          <table:table-cell office:value-type="string">
            <text:p>9.18</text:p>
          </table:table-cell>
        </table:table-row>
        <table:table-row table:style-name="ro1">
          <table:table-cell office:value-type="string">
            <text:p>25.50</text:p>
          </table:table-cell>
          <table:table-cell office:value-type="string">
            <text:p>-19.80</text:p>
          </table:table-cell>
          <table:table-cell office:value-type="string">
            <text:p>-29.70</text:p>
          </table:table-cell>
          <table:table-cell office:value-type="string">
            <text:p>30.90</text:p>
          </table:table-cell>
          <table:table-cell office:value-type="string">
            <text:p>-37.00</text:p>
          </table:table-cell>
          <table:table-cell office:value-type="string">
            <text:p>132.90</text:p>
          </table:table-cell>
          <table:table-cell office:value-type="string">
            <text:p>42.60</text:p>
          </table:table-cell>
          <table:table-cell office:value-type="string">
            <text:p>0.00</text:p>
          </table:table-cell>
          <table:table-cell office:value-type="string">
            <text:p>6.00</text:p>
          </table:table-cell>
          <table:table-cell office:value-type="string">
            <text:p>27.10</text:p>
          </table:table-cell>
          <table:table-cell office:value-type="string">
            <text:p>6.00</text:p>
          </table:table-cell>
        </table:table-row>
        <table:table-row table:style-name="ro1">
          <table:table-cell office:value-type="string">
            <text:p>23.00</text:p>
          </table:table-cell>
          <table:table-cell office:value-type="string">
            <text:p>-19.80</text:p>
          </table:table-cell>
          <table:table-cell office:value-type="string">
            <text:p>-29.70</text:p>
          </table:table-cell>
          <table:table-cell office:value-type="string">
            <text:p>29.10</text:p>
          </table:table-cell>
          <table:table-cell office:value-type="string">
            <text:p>-40.30</text:p>
          </table:table-cell>
          <table:table-cell office:value-type="string">
            <text:p>134.60</text:p>
          </table:table-cell>
          <table:table-cell office:value-type="string">
            <text:p>41.30</text:p>
          </table:table-cell>
          <table:table-cell office:value-type="string">
            <text:p>-2.00</text:p>
          </table:table-cell>
          <table:table-cell office:value-type="string">
            <text:p>4.00</text:p>
          </table:table-cell>
          <table:table-cell office:value-type="string">
            <text:p>30.80</text:p>
          </table:table-cell>
          <table:table-cell office:value-type="string">
            <text:p>4.47</text:p>
          </table:table-cell>
        </table:table-row>
        <table:table-row table:style-name="ro1">
          <table:table-cell office:value-type="string">
            <text:p>23.40</text:p>
          </table:table-cell>
          <table:table-cell office:value-type="string">
            <text:p>-19.30</text:p>
          </table:table-cell>
          <table:table-cell office:value-type="string">
            <text:p>-29.70</text:p>
          </table:table-cell>
          <table:table-cell office:value-type="string">
            <text:p>29.10</text:p>
          </table:table-cell>
          <table:table-cell office:value-type="string">
            <text:p>-39.00</text:p>
          </table:table-cell>
          <table:table-cell office:value-type="string">
            <text:p>134.60</text:p>
          </table:table-cell>
          <table:table-cell office:value-type="string">
            <text:p>41.40</text:p>
          </table:table-cell>
          <table:table-cell office:value-type="string">
            <text:p>-3.00</text:p>
          </table:table-cell>
          <table:table-cell office:value-type="string">
            <text:p>4.40</text:p>
          </table:table-cell>
          <table:table-cell office:value-type="string">
            <text:p>29.60</text:p>
          </table:table-cell>
          <table:table-cell office:value-type="string">
            <text:p>5.33</text:p>
          </table:table-cell>
        </table:table-row>
        <table:table-row table:style-name="ro1">
          <table:table-cell office:value-type="string">
            <text:p>24.00</text:p>
          </table:table-cell>
          <table:table-cell office:value-type="string">
            <text:p>-19.80</text:p>
          </table:table-cell>
          <table:table-cell office:value-type="string">
            <text:p>-29.70</text:p>
          </table:table-cell>
          <table:table-cell office:value-type="string">
            <text:p>29.80</text:p>
          </table:table-cell>
          <table:table-cell office:value-type="string">
            <text:p>-39.00</text:p>
          </table:table-cell>
          <table:table-cell office:value-type="string">
            <text:p>133.90</text:p>
          </table:table-cell>
          <table:table-cell office:value-type="string">
            <text:p>41.80</text:p>
          </table:table-cell>
          <table:table-cell office:value-type="string">
            <text:p>-2.00</text:p>
          </table:table-cell>
          <table:table-cell office:value-type="string">
            <text:p>3.80</text:p>
          </table:table-cell>
          <table:table-cell office:value-type="string">
            <text:p>29.30</text:p>
          </table:table-cell>
          <table:table-cell office:value-type="string">
            <text:p>4.29</text:p>
          </table:table-cell>
        </table:table-row>
        <table:table-row table:style-name="ro1">
          <table:table-cell office:value-type="string">
            <text:p>24.00</text:p>
          </table:table-cell>
          <table:table-cell office:value-type="string">
            <text:p>-22.00</text:p>
          </table:table-cell>
          <table:table-cell office:value-type="string">
            <text:p>-29.70</text:p>
          </table:table-cell>
          <table:table-cell office:value-type="string">
            <text:p>31.00</text:p>
          </table:table-cell>
          <table:table-cell office:value-type="string">
            <text:p>-42.20</text:p>
          </table:table-cell>
          <table:table-cell office:value-type="string">
            <text:p>132.70</text:p>
          </table:table-cell>
          <table:table-cell office:value-type="string">
            <text:p>42.70</text:p>
          </table:table-cell>
          <table:table-cell office:value-type="string">
            <text:p>-5.62</text:p>
          </table:table-cell>
          <table:table-cell office:value-type="string">
            <text:p>3.00</text:p>
          </table:table-cell>
          <table:table-cell office:value-type="string">
            <text:p>31.60</text:p>
          </table:table-cell>
          <table:table-cell office:value-type="string">
            <text:p>6.37</text:p>
          </table:table-cell>
        </table:table-row>
        <table:table-row table:style-name="ro1">
          <table:table-cell office:value-type="string">
            <text:p>23.00</text:p>
          </table:table-cell>
          <table:table-cell office:value-type="string">
            <text:p>-23.40</text:p>
          </table:table-cell>
          <table:table-cell office:value-type="string">
            <text:p>-29.70</text:p>
          </table:table-cell>
          <table:table-cell office:value-type="string">
            <text:p>31.20</text:p>
          </table:table-cell>
          <table:table-cell office:value-type="string">
            <text:p>-45.60</text:p>
          </table:table-cell>
          <table:table-cell office:value-type="string">
            <text:p>132.50</text:p>
          </table:table-cell>
          <table:table-cell office:value-type="string">
            <text:p>42.80</text:p>
          </table:table-cell>
          <table:table-cell office:value-type="string">
            <text:p>-10.70</text:p>
          </table:table-cell>
          <table:table-cell office:value-type="string">
            <text:p>0.00</text:p>
          </table:table-cell>
          <table:table-cell office:value-type="string">
            <text:p>34.60</text:p>
          </table:table-cell>
          <table:table-cell office:value-type="string">
            <text:p>10.70</text:p>
          </table:table-cell>
        </table:table-row>
        <table:table-row table:style-name="ro1">
          <table:table-cell office:value-type="string">
            <text:p>18.20</text:p>
          </table:table-cell>
          <table:table-cell office:value-type="string">
            <text:p>-13.30</text:p>
          </table:table-cell>
          <table:table-cell office:value-type="string">
            <text:p>-29.70</text:p>
          </table:table-cell>
          <table:table-cell office:value-type="string">
            <text:p>22.00</text:p>
          </table:table-cell>
          <table:table-cell office:value-type="string">
            <text:p>-35.70</text:p>
          </table:table-cell>
          <table:table-cell office:value-type="string">
            <text:p>142.80</text:p>
          </table:table-cell>
          <table:table-cell office:value-type="string">
            <text:p>36.80</text:p>
          </table:table-cell>
          <table:table-cell office:value-type="string">
            <text:p>0.00</text:p>
          </table:table-cell>
          <table:table-cell office:value-type="string">
            <text:p>10.20</text:p>
          </table:table-cell>
          <table:table-cell office:value-type="string">
            <text:p>29.80</text:p>
          </table:table-cell>
          <table:table-cell office:value-type="string">
            <text:p>10.20</text:p>
          </table:table-cell>
        </table:table-row>
        <table:table-row table:style-name="ro1">
          <table:table-cell office:value-type="string">
            <text:p>5.70</text:p>
          </table:table-cell>
          <table:table-cell office:value-type="string">
            <text:p>-23.40</text:p>
          </table:table-cell>
          <table:table-cell office:value-type="string">
            <text:p>-29.70</text:p>
          </table:table-cell>
          <table:table-cell office:value-type="string">
            <text:p>23.90</text:p>
          </table:table-cell>
          <table:table-cell office:value-type="string">
            <text:p>-77.00</text:p>
          </table:table-cell>
          <table:table-cell office:value-type="string">
            <text:p>140.40</text:p>
          </table:table-cell>
          <table:table-cell office:value-type="string">
            <text:p>38.00</text:p>
          </table:table-cell>
          <table:table-cell office:value-type="string">
            <text:p>-54.40</text:p>
          </table:table-cell>
          <table:table-cell office:value-type="string">
            <text:p>-11.30</text:p>
          </table:table-cell>
          <table:table-cell office:value-type="string">
            <text:p>73.30</text:p>
          </table:table-cell>
          <table:table-cell office:value-type="string">
            <text:p>55.56</text:p>
          </table:table-cell>
        </table:table-row>
        <table:table-row table:style-name="ro1" table:number-rows-repeated="1048544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6">16.05.2020</text:date>, <text:time>18:38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we Schweinsberg</meta:initial-creator>
    <meta:creation-date>2020-05-16T18:14:11.58</meta:creation-date>
    <dc:date>2020-05-16T18:38:38.92</dc:date>
    <dc:creator>Uwe Schweinsberg</dc:creator>
    <meta:editing-duration>PT9M58S</meta:editing-duration>
    <meta:editing-cycles>2</meta:editing-cycles>
    <meta:generator>OpenOffice/4.1.6$Win32 OpenOffice.org_project/416m1$Build-9790</meta:generator>
    <meta:document-statistic meta:table-count="1" meta:cell-count="341" meta:object-count="0"/>
  </office:meta>
</office:document-meta>
</file>